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2cf" officeooo:paragraph-rsid="000e52cf"/>
    </style:style>
    <style:style style:name="P2" style:family="paragraph" style:parent-style-name="Standard">
      <style:text-properties officeooo:rsid="000f865b" officeooo:paragraph-rsid="000f865b"/>
    </style:style>
    <style:style style:name="P3" style:family="paragraph" style:parent-style-name="Standard">
      <style:text-properties officeooo:rsid="000fca66" officeooo:paragraph-rsid="000fca66"/>
    </style:style>
    <style:style style:name="P4" style:family="paragraph" style:parent-style-name="Standard">
      <style:text-properties officeooo:rsid="0010f130" officeooo:paragraph-rsid="0010f130"/>
    </style:style>
    <style:style style:name="P5" style:family="paragraph" style:parent-style-name="Standard">
      <style:text-properties officeooo:rsid="0012773c" officeooo:paragraph-rsid="0012773c"/>
    </style:style>
    <style:style style:name="P6" style:family="paragraph" style:parent-style-name="Standard">
      <style:text-properties officeooo:paragraph-rsid="0016a20d"/>
    </style:style>
    <style:style style:name="P7" style:family="paragraph" style:parent-style-name="Standard">
      <style:text-properties officeooo:rsid="0016bad4" officeooo:paragraph-rsid="0016bad4"/>
    </style:style>
    <style:style style:name="P8" style:family="paragraph" style:parent-style-name="Standard">
      <style:text-properties officeooo:rsid="001861ac" officeooo:paragraph-rsid="001861ac"/>
    </style:style>
    <style:style style:name="P9" style:family="paragraph" style:parent-style-name="Standard">
      <style:text-properties officeooo:rsid="0018db5a" officeooo:paragraph-rsid="0018db5a"/>
    </style:style>
    <style:style style:name="P10" style:family="paragraph" style:parent-style-name="Standard">
      <style:text-properties officeooo:rsid="001b0395" officeooo:paragraph-rsid="001b0395"/>
    </style:style>
    <style:style style:name="P11" style:family="paragraph" style:parent-style-name="Standard">
      <style:text-properties officeooo:rsid="000f865b" officeooo:paragraph-rsid="0016a20d" fo:background-color="#ffff00"/>
    </style:style>
    <style:style style:name="P12" style:family="paragraph" style:parent-style-name="Standard">
      <style:text-properties officeooo:rsid="001b0395" officeooo:paragraph-rsid="001b0395" fo:background-color="#ffff00"/>
    </style:style>
    <style:style style:name="P13" style:family="paragraph" style:parent-style-name="Standard">
      <style:text-properties officeooo:rsid="0018db5a" officeooo:paragraph-rsid="0018db5a" fo:background-color="#ffff00"/>
    </style:style>
    <style:style style:name="P14" style:family="paragraph" style:parent-style-name="Standard">
      <style:text-properties officeooo:rsid="00190866" officeooo:paragraph-rsid="00190866" fo:background-color="#ffff00"/>
    </style:style>
    <style:style style:name="P15" style:family="paragraph" style:parent-style-name="Standard">
      <style:text-properties officeooo:rsid="0016a20d" officeooo:paragraph-rsid="0016a20d" fo:background-color="#ffff00"/>
    </style:style>
    <style:style style:name="T1" style:family="text">
      <style:text-properties officeooo:rsid="0012773c"/>
    </style:style>
    <style:style style:name="T2" style:family="text">
      <style:text-properties officeooo:rsid="001429cf"/>
    </style:style>
    <style:style style:name="T3" style:family="text">
      <style:text-properties officeooo:rsid="00158663"/>
    </style:style>
    <style:style style:name="T4" style:family="text">
      <style:text-properties officeooo:rsid="0016a20d"/>
    </style:style>
    <style:style style:name="T5" style:family="text">
      <style:text-properties officeooo:rsid="0016bad4"/>
    </style:style>
    <style:style style:name="T6" style:family="text">
      <style:text-properties officeooo:rsid="001908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:24 to 4:20 - <text:span text:style-name="T4">repositioning tractor in manual mode</text:span></text:p>
      <text:p text:style-name="P8">4:50 – network issues</text:p>
      <text:p text:style-name="P13">15:39 – 16:40 – ramping up Kp to 74 to get movement on linear.x .3</text:p>
      <text:p text:style-name="P9">17:55 – ctrl C to stop cmd_vel</text:p>
      <text:p text:style-name="P9">18:<text:span text:style-name="T6">15 to 18:47 </text:span><text:s/>- <text:span text:style-name="T4">repositioning tractor in manual mode</text:span></text:p>
      <text:p text:style-name="P14">20:15 to 20:30 – linear.x .5 Kp at 74 – ramps up and down; reduced Kp</text:p>
      <text:p text:style-name="P12">27:03 to <text:s/>27:30 - linear.x .75 Kp 45 – hovers around .4 m/s</text:p>
      <text:p text:style-name="P10">27:45 to 28:30 - <text:span text:style-name="T4">repositioning tractor in manual mode</text:span></text:p>
      <text:p text:style-name="P11"><text:span text:style-name="T3">36:40 </text:span><text:span text:style-name="T4">to 37:17 - </text:span><text:span text:style-name="T3"><text:s/></text:span>Trying 1.0 – <text:span text:style-name="T3">varied between .6 and .8</text:span></text:p>
      <text:p text:style-name="P6"><text:span text:style-name="T4">37:26 to 39:00 – repositioning tractor in manual mode</text:span></text:p>
      <text:p text:style-name="P15">42:40 to 4<text:span text:style-name="T5">2</text:span>:<text:span text:style-name="T5">59</text:span> – Running at 1.5 with Kp ~45 – <text:span text:style-name="T5">looks like top speed was 1.1 </text:span></text:p>
      <text:p text:style-name="P7">43:12 to 44:53 - <text:span text:style-name="T4">repositioning tractor in manual mode</text:span></text:p>
      <text:p text:style-name="P2"/>
      <text:p text:style-name="P3"/>
      <text:p text:style-name="P4">Issues:</text:p>
      <text:p text:style-name="P4">- <text:span text:style-name="T5">target speed not achieved with Kp 45</text:span></text:p>
      <text:p text:style-name="P4">- wifi was unstable</text:p>
      <text:p text:style-name="P4">- .5 m/s was jerky at the beginning</text:p>
      <text:p text:style-name="P4">- need to check actual speed</text:p>
      <text:p text:style-name="P4">- <text:span text:style-name="T1">GPS antenna needs remounting</text:span></text:p>
      <text:p text:style-name="P4">- <text:span text:style-name="T2">need odom_rtk and odom_wheel and ability to switch back and forth</text:span></text:p>
      <text:p text:style-name="P4"/>
      <text:p text:style-name="P5">What additional tests should be done?</text:p>
      <text:p text:style-name="P5">- try different Kp settings – if you get it from params you can adjust remotel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09:40:52.204851843</meta:creation-date>
    <dc:date>2023-03-16T11:31:17.943287961</dc:date>
    <meta:editing-duration>PT57M3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83" meta:character-count="979" meta:non-whitespace-character-count="801"/>
  </office:meta>
</office:document-meta>
</file>